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43cm"/>
    </style:style>
    <style:style style:name="gr5" style:family="graphic" style:parent-style-name="objectwithoutfill">
      <style:graphic-properties svg:stroke-width="0.076cm" svg:stroke-color="#0000ff" draw:marker-start-width="0.305cm" draw:marker-end="Arrow" draw:marker-end-width="0.25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862cm" svg:height="3.095cm" svg:x="1.021cm" svg:y="1.705cm">
          <draw:text-box>
            <text:p>x = 1;</text:p>
            <text:p/>
            <text:p/>
            <text:p>v.fetch_add(1); </text:p>
          </draw:text-box>
        </draw:frame>
        <draw:frame draw:style-name="gr1" draw:layer="layout" svg:width="4.862cm" svg:height="3.095cm" svg:x="6.766cm" svg:y="1.71cm">
          <draw:text-box>
            <text:p>y = 1;</text:p>
            <text:p/>
            <text:p/>
            <text:p>v.fetch_add(1); </text:p>
          </draw:text-box>
        </draw:frame>
        <draw:line draw:style-name="gr2" draw:text-style-name="P1" draw:layer="layout" svg:x1="1.937cm" svg:y1="2.54cm" svg:x2="1.937cm" svg:y2="4.037cm">
          <text:p/>
        </draw:line>
        <draw:frame draw:style-name="gr1" draw:text-style-name="P2" draw:layer="layout" svg:width="0.891cm" svg:height="0.962cm" svg:x="5.721cm" svg:y="3.65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1.909cm" svg:y="2.794cm">
          <draw:text-box>
            <text:p><text:span text:style-name="T1">sb</text:span></text:p>
          </draw:text-box>
        </draw:frame>
        <draw:line draw:style-name="gr2" draw:text-style-name="P1" draw:layer="layout" svg:x1="5.534cm" svg:y1="4.391cm" svg:x2="6.904cm" svg:y2="4.391cm">
          <text:p/>
        </draw:line>
        <draw:frame draw:style-name="gr4" draw:layer="layout" svg:width="2.288cm" svg:height="5.228cm" svg:x="12.616cm" svg:y="1.501cm">
          <draw:text-box>
            <text:p>r1 = v;</text:p>
            <text:p/>
            <text:p/>
            <text:p>r2 = y;</text:p>
            <text:p/>
            <text:p/>
            <text:p>r3 = x;</text:p>
          </draw:text-box>
        </draw:frame>
        <draw:line draw:style-name="gr2" draw:text-style-name="P1" draw:layer="layout" svg:x1="11.292cm" svg:y1="4.318cm" svg:x2="12.792cm" svg:y2="2.302cm">
          <text:p/>
        </draw:line>
        <draw:frame draw:style-name="gr1" draw:text-style-name="P2" draw:layer="layout" svg:width="0.891cm" svg:height="0.962cm" svg:x="11.1cm" svg:y="2.967cm">
          <draw:text-box>
            <text:p><text:span text:style-name="T1">rf</text:span></text:p>
          </draw:text-box>
        </draw:frame>
        <draw:path draw:style-name="gr5" draw:text-style-name="P1" draw:layer="layout" svg:width="12.155cm" svg:height="6.949cm" draw:transform="rotate (0.195302343298165) translate (2.86610287788019cm 1.51306510121409cm)" svg:viewBox="0 0 12156 6950" svg:d="m10705 6949c255 36 1561-4493 1444-4680-113-180-2695-658-2966-716-273-58-8320-1603-8496-1552-293 85-676 418-687 416">
          <text:p/>
        </draw:path>
        <draw:line draw:style-name="gr2" draw:text-style-name="P1" draw:layer="layout" svg:x1="13.702cm" svg:y1="4.416cm" svg:x2="13.702cm" svg:y2="5.937cm">
          <text:p/>
        </draw:line>
        <draw:frame draw:style-name="gr3" draw:text-style-name="P2" draw:layer="layout" svg:width="1.171cm" svg:height="1.016cm" svg:x="13.53cm" svg:y="4.429cm">
          <draw:text-box>
            <text:p><text:span text:style-name="T1">sb</text:span></text:p>
          </draw:text-box>
        </draw:frame>
        <draw:line draw:style-name="gr2" draw:text-style-name="P1" draw:layer="layout" svg:x1="13.703cm" svg:y1="2.279cm" svg:x2="13.703cm" svg:y2="3.8cm">
          <text:p/>
        </draw:line>
        <draw:frame draw:style-name="gr3" draw:text-style-name="P2" draw:layer="layout" svg:width="1.171cm" svg:height="1.016cm" svg:x="13.531cm" svg:y="2.492cm">
          <draw:text-box>
            <text:p><text:span text:style-name="T1">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7T14:07:29</dc:date>
    <dc:creator>Peizhao Ou</dc:creator>
    <meta:editing-duration>PT52M8S</meta:editing-duration>
    <meta:editing-cycles>27</meta:editing-cycles>
    <meta:generator>LibreOffice/3.5$Linux_X86_64 LibreOffice_project/350m1$Build-2</meta:generator>
    <meta:document-statistic meta:object-count="14"/>
  </office:meta>
</office:document-meta>
</file>